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2" style:family="table-cell">
      <style:table-cell-properties fo:padding="0.097cm" fo:border-left="0.002cm solid #000000" fo:border-right="none" fo:border-top="none" fo:border-bottom="0.002cm solid #000000"/>
    </style:style>
    <style:style style:name="Tabella2.A3" style:family="table-cell">
      <style:table-cell-properties fo:padding="0.097cm" fo:border="none"/>
    </style:style>
    <style:style style:name="Tabella2.B3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MT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2" style:font-size-asian="12pt" style:font-name-complex="Arial2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32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34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35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3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4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7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8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style:font-name-asian="ArialMT" style:font-size-asian="12pt" style:font-name-complex="ArialM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MT" style:font-name-asian="ArialMT" style:font-name-complex="ArialMT"/>
    </style:style>
    <style:style style:name="T14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5" style:family="text">
      <style:text-properties style:font-name-asian="ArialMT" style:font-name-complex="ArialM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04 Dicembre 2007</text:p>
          </table:table-cell>
        </table:table-row>
        <table:table-row>
          <table:table-cell table:style-name="Tabella4.A2" office:value-type="string">
            <text:p text:style-name="P8">Documento formale – Esterno – v1.1</text:p>
          </table:table-cell>
          <table:table-cell table:style-name="Tabella4.B2" office:value-type="string">
            <text:p text:style-name="P9">Glossario_1.1.pdf</text:p>
          </table:table-cell>
        </table:table-row>
      </table:table>
      <text:p text:style-name="P13"/>
      <text:p text:style-name="P13"/>
      <text:p text:style-name="P15">Redazione:</text:p>
      <text:p text:style-name="P30"><text:tab/><text:tab/><text:tab/>Giordano Cariani</text:p>
      <text:p text:style-name="P31"/>
      <text:p text:style-name="P31">Revisione:<text:tab/></text:p>
      <text:p text:style-name="P30"><text:tab/><text:tab/><text:tab/>Davide Compagnin</text:p>
      <text:p text:style-name="P31"/>
      <text:p text:style-name="P31">Approvazione:</text:p>
      <text:p text:style-name="P33"><text:tab/><text:tab/><text:tab/>Giordano Cariani</text:p>
      <text:p text:style-name="P31"/>
      <text:p text:style-name="P31">Lista di distribuzione:</text:p>
      <text:p text:style-name="P30"><text:tab/><text:tab/><text:tab/><text:tab/><text:tab/><text:tab/>Vardanega Tullio</text:p>
      <text:p text:style-name="P30"><text:tab/><text:tab/><text:tab/><text:tab/><text:tab/><text:tab/>Palazzi Claudio</text:p>
      <text:p text:style-name="P30"><text:tab/><text:tab/><text:tab/><text:tab/><text:tab/><text:tab/>Stylosoft</text:p>
      <text:p text:style-name="P30"/>
      <text:p text:style-name="P32">Registro delle modifiche:</text:p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4">Versione</text:p>
          </table:table-cell>
          <table:table-cell table:style-name="Tabella2.B1" office:value-type="string">
            <text:p text:style-name="P34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1" office:value-type="string">
            <text:p text:style-name="P35">1.1</text:p>
          </table:table-cell>
          <table:table-cell table:style-name="Tabella2.B2" office:value-type="string">
            <text:p text:style-name="P35">04/12/2007</text:p>
          </table:table-cell>
          <table:table-cell table:style-name="Tabella2.B2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3" office:value-type="string">
            <text:p text:style-name="P35">1.0</text:p>
          </table:table-cell>
          <table:table-cell table:style-name="Tabella2.B3" office:value-type="string">
            <text:p text:style-name="P35">28/11/2007</text:p>
          </table:table-cell>
          <table:table-cell table:style-name="Tabella2.B3" office:value-type="string">
            <text:p text:style-name="Table_20_Contents">Prima versione, da concludere e controllare l'ortografia</text:p>
          </table:table-cell>
        </table:table-row>
      </table:table>
      <text:p text:style-name="P16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oft-page-break/>Sommario</text:p>
      <text:p text:style-name="P36"/>
      <text:p text:style-name="P20"><text:span text:style-name="T9"><text:tab/></text:span><text:span text:style-name="T10">Nei documenti presentati sono nominati alcuni termini tecnici. Per una più semplice comprensione e per utilizzare questo manuale in maniera più rapida, qui</text:span><text:span text:style-name="T9"> </text:span><text:span text:style-name="T10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3">A</text:p>
          </table:table-cell>
        </table:table-row>
      </table:table>
      <text:p text:style-name="P18">Ambiente di simulazione</text:p>
      <text:p text:style-name="P18"><text:tab/><text:span text:style-name="T11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16"/>
      <text:p text:style-name="P18">Attore di use-case</text:p>
      <text:p text:style-name="P16"><text:tab/>Gli attori sono rappresentati graficamente nel diagramma da un'icona che <text:tab/>rappresenta un uomo stilizzato (stick 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9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29">B</text:p>
          </table:table-cell>
        </table:table-row>
      </table:table>
      <text:p text:style-name="P18"/>
      <text:p text:style-name="P18">BUS</text:p>
      <text:p text:style-name="P16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16"><text:tab/>Le connessioni elettriche del bus possono essere realizzate direttamente su circuito <text:tab/>stampato oppure tramite un apposito cavo.</text:p>
      <text:p text:style-name="P19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9">D</text:p>
          </table:table-cell>
        </table:table-row>
      </table:table>
      <text:p text:style-name="P18"/>
      <text:p text:style-name="P18">Diagrammi di casi d'uso</text:p>
      <text:p text:style-name="P18"><text:tab/><text:span text:style-name="T11">Vedere Use-case</text:span></text:p>
      <text:p text:style-name="P16"/>
      <text:p text:style-name="P18">Dispatcher</text:p>
      <text:p text:style-name="P18"><text:tab/><text:span text:style-name="T11">assegna il processo alla CPU. Il dispatcher esegue la commutazione di contesto <text:tab/>(context switch), il passaggio al <text:tab/>modo utente e l’impostazione del PC. 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9">E</text:p>
          </table:table-cell>
        </table:table-row>
      </table:table>
      <text:p text:style-name="P19"/>
      <text:p text:style-name="P18">Elaboratore</text:p>
      <text:p text:style-name="P23"><text:span text:style-name="T3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 robot o un orologio da polso. Ma a prescindere da quanto sono <text:tab/>grandi e da che cosa fanno, possiedono tutti due cose: (almeno) una memoria e <text:tab/>(almeno) una CPU, o processore.</text:p>
      <text:p text:style-name="P18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F</text:p>
          </table:table-cell>
        </table:table-row>
      </table:table>
      <text:p text:style-name="P16"/>
      <text:p text:style-name="P18">Frammentazione</text:p>
      <text:p text:style-name="P16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28">P</text:p>
      <text:p text:style-name="P18"/>
      <text:p text:style-name="P18">Paginazione</text:p>
      <text:p text:style-name="P16"><text:tab/>la memoria centrale, compresa anche quella virtuale, è divisa in blocchi di uguale <text:tab/>dimensioni, solitamente abbastanza piccole, mentre i processi in arrivo vengono <text:tab/>divisi in pagine della stessa dimensione dei blocchi. </text:p>
      <text:p text:style-name="P16"/>
      <text:p text:style-name="P18">Politica di rimpiazzo</text:p>
      <text:p text:style-name="P18"><text:tab/><text:span text:style-name="T11">la memoria libera il suo spazio, seguendo degli algoritmi precisi per sostituire le <text:tab/>pagine o i segmenti che sono stati allocati e che non vengono più usati.</text:span></text:p>
      <text:p text:style-name="P16"><text:tab/>Esistono vari algoritmi.</text:p>
      <text:p text:style-name="P16"/>
      <text:p text:style-name="P18">Politica di scheduling</text:p>
      <text:p text:style-name="P16"><text:tab/>Lo scheduling è la funzionalità che determina, nel caso di più processi che <text:tab/>competano per la CPU, <text:s/>quale tra essi andrà in esecuzione.</text:p>
      <text:p text:style-name="P16"/>
      <text:p text:style-name="P18">Priorità</text:p>
      <text:p text:style-name="P24"><text:span text:style-name="T5"><text:tab/></text:span><text:span text:style-name="T13">caratteristica di un processo che ne determina “l'importanza” all'interno dello <text:tab/>schedulatore</text:span></text:p>
      <text:p text:style-name="P18"/>
      <text:p text:style-name="P18">Processo</text:p>
      <text:p text:style-name="P24"><text:span text:style-name="T5"><text:tab/></text:span><text:span text:style-name="T15">corrisponde all'insieme ordinato di stati assunti dal sistema nel corso <text:tab/>dell'esecuzione e l'insieme ordinato delle azioni effettuate nel corso dell'esecuzione</text:span></text:p>
      <text:p text:style-name="P28">R</text:p>
      <text:p text:style-name="P18"/>
      <text:p text:style-name="P18">RAM</text:p>
      <text:p text:style-name="P16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16"><text:tab/>Una caratteristica distintiva della RAM consiste nella possibilità di leggere da e in <text:tab/>memoria, in modo semplice e rapido.</text:p>
      <text:p text:style-name="P16"><text:tab/>Termine correntemente attribuito a supporti di memoria a stato solido facenti parte <text:tab/>dell'hardware installato su un computer.</text:p>
      <text:p text:style-name="P16"><text:tab/>L'uso della memoria RAM è comune a tutte le archittetture hardware, sia <text:tab/>monoprocessore che multiprocessore e costituisce la memoria primaria <text:tab/>dell'elaboratore.</text:p>
      <text:p text:style-name="P27">S</text:p>
      <text:p text:style-name="P21">Scheduler</text:p>
      <text:p text:style-name="P25"><text:span text:style-name="T4"><text:tab/></text:span><text:span text:style-name="T5">è una funzione di nucleo che viene attivata ogni volta che un evento richieda di <text:tab/>valutare quale sia il processo “più conveniente” da mettere in esecuzione. </text:span></text:p>
      <text:p text:style-name="P22"/>
      <text:p text:style-name="P21">Segmentazione</text:p>
      <text:p text:style-name="P22"><text:tab/>significa che una o più parti della memoria vengono "sigillate" dall'accesso del <text:tab/>processo corrente tramite due registri del microprocessore.</text:p>
      <text:p text:style-name="P22"><text:tab/>Se un dato che sta per essere letto o scritto è all'esterno dell'area di indirizzamento <text:tab/>del processo, viene generato un errore di protezione generale (in inglese, un <text:tab/>general protection fault o GPF).</text:p>
      <text:p text:style-name="P22"><text:tab/>Questa modalità non va confusa con la segmentazione della memoria in modalità <text:tab/>reale dei microprocessori x86.</text:p>
      <text:p text:style-name="P21"/>
      <text:p text:style-name="P21">Segmentazione paginata</text:p>
      <text:p text:style-name="P23"><text:span text:style-name="T8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1"/>
      <text:p text:style-name="P21">Sistema monoprocessore</text:p>
      <text:p text:style-name="P25"><text:span text:style-name="T4"><text:tab/></text:span><text:span text:style-name="T5">modalità dove la CPU viene assegnata ad un unico processo e rimane allocata <text:tab/>finché il processo non finisce.</text:span></text:p>
      <text:p text:style-name="P22"/>
      <text:p text:style-name="P21">Sistema multiprogrammato</text:p>
      <text:p text:style-name="P25"><text:span text:style-name="T7"><text:tab/></text:span><text:span text:style-name="T6">modalità con la quale i programmi prendono possesso della CPU per andare </text:span><text:span text:style-name="T13">in <text:tab/>esecuzione. La CPU viene assegnata ai vari processi in modo da dare una <text:tab/>parvenza di parallelismo.</text:span></text:p>
      <text:p text:style-name="P26"/>
      <text:p text:style-name="P39"><text:span text:style-name="T12">Sistema operativo </text:span><text:span text:style-name="T14">(SO)</text:span></text:p>
      <text:p text:style-name="P39"><text:span text:style-name="T14"><text:tab/></text:span><text:span text:style-name="T13">software il cui compito e' gestire tutti quei dispositivi di cui e' dotato un calcolatore <text:tab/>moderno e fornire ai programmi utente una comunicazione semplificata con <text:tab/>l'hardware.</text:span></text:p>
      <text:p text:style-name="P41"/>
      <text:p text:style-name="P42">SWAP</text:p>
      <text:p text:style-name="P40"><text:tab/><text:span text:style-name="T11">estensione della capacità della memoria volatile complessiva del computer, oltre il <text:tab/>limite imposto dalla quantità di RAM installata, attraverso l'utilizzo di uno spazio su </text:span><text:span text:style-name="T11"><text:tab/>un altro supporto fisico, ad esempio il disco fisso.</text:span></text:p>
      <text:p text:style-name="P27">U</text:p>
      <text:p text:style-name="P18">Use-case</text:p>
      <text:p text:style-name="P18"><text:tab/><text:span text:style-name="T11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27">W</text:p>
      <text:p text:style-name="P17">Wizard</text:p>
      <text:p text:style-name="P17"><text:tab/><text:span text:style-name="T11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1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1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04/12/07</text:p>
            </table:table-cell>
            <table:table-cell table:style-name="Tabella3.B1" office:value-type="string">
              <text:p text:style-name="P8">Pagina <text:page-number text:select-page="current">12</text:page-number> di <text:page-count>12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date>2007-12-07T13:20:00</dc:date>
    <meta:print-date>2005-11-30T16:25:56</meta:print-date>
    <meta:editing-cycles>334</meta:editing-cycles>
    <meta:editing-duration>P1DT5H2M49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2" meta:paragraph-count="100" meta:word-count="1212" meta:character-count="8099"/>
  </office:meta>
</office:document-meta>
</file>